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9.5cm" fo:margin-left="0cm" table:align="left"/>
    </style:style>
    <style:style style:name="Tableau1.A" style:family="table-column">
      <style:table-column-properties style:column-width="1.6cm"/>
    </style:style>
    <style:style style:name="Tableau1.B" style:family="table-column">
      <style:table-column-properties style:column-width="1.499cm"/>
    </style:style>
    <style:style style:name="Tableau1.C" style:family="table-column">
      <style:table-column-properties style:column-width="1.803cm"/>
    </style:style>
    <style:style style:name="Tableau1.D" style:family="table-column">
      <style:table-column-properties style:column-width="1.196cm"/>
    </style:style>
    <style:style style:name="Tableau1.E" style:family="table-column">
      <style:table-column-properties style:column-width="2.004cm"/>
    </style:style>
    <style:style style:name="Tableau1.F" style:family="table-column">
      <style:table-column-properties style:column-width="1.399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F1" style:family="table-cell">
      <style:table-cell-properties fo:padding="0.097cm" fo:border="0.25pt solid #000000" style:writing-mode="lr-tb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2" style:family="table">
      <style:table-properties style:width="38.1cm" fo:margin-left="0cm" table:align="left"/>
    </style:style>
    <style:style style:name="Tableau2.A" style:family="table-column">
      <style:table-column-properties style:column-width="38.1cm"/>
    </style:style>
    <style:style style:name="Tableau2.A1" style:family="table-cell">
      <style:table-cell-properties style:vertical-align="middle" fo:background-color="#f2f2f2" fo:padding="0.026cm" fo:border="none" style:writing-mode="lr-tb">
        <style:background-image/>
      </style:table-cell-properties>
    </style:style>
    <style:style style:name="P1" style:family="paragraph" style:parent-style-name="Standard">
      <style:paragraph-properties fo:line-height="115%" fo:text-align="center" style:justify-single-word="false"/>
      <style:text-properties style:font-name="Copperplate Gothic Bold" fo:font-size="7pt" style:font-size-asian="7pt" style:font-size-complex="7pt"/>
    </style:style>
    <style:style style:name="P2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3" style:family="paragraph" style:parent-style-name="Table_20_Contents">
      <style:text-properties style:font-name="Copperplate Gothic Bold" fo:font-size="7pt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ff0000" loext:opacity="100%" style:font-name="Copperplate Gothic Bold"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fo:color="#ffc000" loext:opacity="100%" style:font-name="Copperplate Gothic Bold" fo:font-size="7pt" style:font-size-asian="7pt" style:font-size-complex="7pt"/>
    </style:style>
    <style:style style:name="P7" style:family="paragraph" style:parent-style-name="Standard" style:master-page-name="MP0">
      <style:paragraph-properties fo:line-height="115%" fo:text-align="center" style:justify-single-word="false" style:page-number="auto" fo:break-before="page"/>
      <style:text-properties style:font-name="Copperplate Gothic Bold" fo:font-size="7pt" style:font-size-asian="7pt" style:font-size-complex="7pt"/>
    </style:style>
    <style:style style:name="P8" style:family="paragraph" style:parent-style-name="Footer">
      <style:text-properties officeooo:paragraph-rsid="000ac7e3"/>
    </style:style>
    <style:style style:name="P9" style:family="paragraph" style:parent-style-name="Normal">
      <style:paragraph-properties fo:hyphenation-ladder-count="no-limit" style:vertical-align="auto"/>
      <style:text-properties style:font-name="Copperplate Gothic Bold" fo:font-size="7pt" officeooo:rsid="000ac7e3" officeooo:paragraph-rsid="000ac7e3" style:letter-kerning="false" style:font-name-asian="Times New Roman" style:font-size-asian="7pt" style:language-asian="fr" style:country-asian="FR" style:font-size-complex="7pt" style:language-complex="ar" style:country-complex="SA" fo:hyphenate="true" loext:hyphenation-no-caps="false"/>
    </style:style>
    <style:style style:name="P10" style:family="paragraph" style:parent-style-name="Normal">
      <style:paragraph-properties fo:hyphenation-ladder-count="no-limit" style:vertical-align="auto"/>
      <style:text-properties fo:color="#c9211e" loext:opacity="100%" style:font-name="Copperplate Gothic Bold" fo:font-size="7pt" officeooo:rsid="000ac7e3" officeooo:paragraph-rsid="000ac7e3" style:letter-kerning="false" style:font-name-asian="Times New Roman" style:font-size-asian="7pt" style:language-asian="fr" style:country-asian="FR" style:font-size-complex="7pt" style:language-complex="ar" style:country-complex="SA" fo:hyphenate="true" loext:hyphenation-no-caps="false"/>
    </style:style>
    <style:style style:name="T1" style:family="text">
      <style:text-properties style:font-name="Copperplate Gothic Bold" fo:font-size="6pt" style:font-size-asian="6pt" style:font-size-complex="6pt"/>
    </style:style>
    <style:style style:name="T2" style:family="text">
      <style:text-properties style:font-name="Copperplate Gothic Bold" fo:font-size="6pt" officeooo:rsid="000ac7e3" style:font-size-asian="6pt" style:font-size-complex="6pt"/>
    </style:style>
    <style:style style:name="T3" style:family="text">
      <style:text-properties style:font-name="Copperplate Gothic Bold" fo:font-size="7pt" style:letter-kerning="false" style:font-name-asian="Times New Roman" style:font-size-asian="7pt" style:language-asian="fr" style:country-asian="FR" style:font-size-complex="7pt" style:language-complex="ar" style:country-complex="SA"/>
    </style:style>
    <style:style style:name="T4" style:family="text">
      <style:text-properties style:font-name="Copperplate Gothic Bold" fo:font-size="7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7pt" style:language-asian="fr" style:country-asian="FR" style:font-size-complex="7pt" style:language-complex="ar" style:country-complex="SA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style:font-name="Copperplate Gothic Bold" fo:font-size="7pt" style:letter-kerning="false" style:font-name-asian="Times New Roman" style:font-size-asian="7pt" style:language-asian="fr" style:country-asian="FR" style:font-size-complex="7pt" style:language-complex="ar" style:country-complex="SA"/>
    </style:style>
    <style:style style:name="T7" style:family="text">
      <style:text-properties fo:color="#ff0000" loext:opacity="100%" style:font-name="Copperplate Gothic Bold" fo:font-size="7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7pt" style:language-asian="fr" style:country-asian="FR" style:font-size-complex="7pt" style:language-complex="ar" style:country-complex="SA"/>
    </style:style>
    <style:style style:name="T8" style:family="text">
      <style:text-properties fo:color="#ffc000" loext:opacity="100%"/>
    </style:style>
    <style:style style:name="T9" style:family="text">
      <style:text-properties fo:color="#ffc000" loext:opacity="100%" style:font-name="Copperplate Gothic Bold" fo:font-size="7pt" style:letter-kerning="false" style:font-name-asian="Times New Roman" style:font-size-asian="7pt" style:language-asian="fr" style:country-asian="FR" style:font-size-complex="7pt" style:language-complex="ar" style:country-complex="SA"/>
    </style:style>
    <style:style style:name="T10" style:family="text">
      <style:text-properties fo:color="#ffc000" loext:opacity="100%" style:font-name="Copperplate Gothic Bold" fo:font-size="7pt" officeooo:rsid="000ac7e3" style:letter-kerning="false" style:font-name-asian="Times New Roman" style:font-size-asian="7pt" style:language-asian="fr" style:country-asian="FR" style:font-size-complex="7pt" style:language-complex="ar" style:country-complex="SA"/>
    </style:style>
    <style:style style:name="T11" style:family="text">
      <style:text-properties fo:color="#ffc000" loext:opacity="100%" style:font-name="Copperplate Gothic Bold" fo:font-size="7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7pt" style:language-asian="fr" style:country-asian="FR" style:font-size-complex="7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elais des alpes maritime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572606995408">
          <table:table-cell table:style-name="Tableau1.A1" office:value-type="string">
            <text:p text:style-name="P2">Ville</text:p>
          </table:table-cell>
          <table:table-cell table:style-name="Tableau1.A1" office:value-type="string">
            <text:p text:style-name="P2">Indicatif</text:p>
          </table:table-cell>
          <table:table-cell table:style-name="Tableau1.A1" office:value-type="string">
            <text:p text:style-name="P2">Fréq.</text:p>
          </table:table-cell>
          <table:table-cell table:style-name="Tableau1.A1" office:value-type="string">
            <text:p text:style-name="P2">Offset</text:p>
          </table:table-cell>
          <table:table-cell table:style-name="Tableau1.A1" office:value-type="string">
            <text:p text:style-name="P2">Mode</text:p>
          </table:table-cell>
          <table:table-cell table:style-name="Tableau1.F1" office:value-type="string">
            <text:p text:style-name="P2">Tone</text:p>
          </table:table-cell>
        </table:table-row>
        <table:table-row table:style-name="TableLine1572606982736">
          <table:table-cell table:style-name="Tableau1.A2" office:value-type="string">
            <text:p text:style-name="P4"><text:span text:style-name="Police_20_par_20_défaut"><text:span text:style-name="T3">EZE</text:span></text:span></text:p>
          </table:table-cell>
          <table:table-cell table:style-name="Tableau1.A2" office:value-type="string">
            <text:p text:style-name="P4"><text:a xlink:type="simple" xlink:href="http://stations.r-e-f.org/station.php?lat=43.908420138889&amp;lon=7.2223958333333&amp;mon_loc=JN34OB&amp;ma_lat=44.041753472222&amp;ma_lon=7.1668402777778&amp;mon_indicatif=F6DDW&amp;indicatif=F1ZPV&amp;distance=16 km&amp;azimut=163 °&amp;direction=360 °&amp;dept=&amp;genre=relais&amp;lieu=UTELLE&amp;responsable=F5SFU" office:target-frame-name="blank" xlink:show="replace" text:style-name="Internet_20_link" text:visited-style-name="Visited_20_Internet_20_Link"><text:span text:style-name="Police_20_par_20_défaut"><text:span text:style-name="T4">F1ZPU</text:span></text:span></text:a></text:p>
          </table:table-cell>
          <table:table-cell table:style-name="Tableau1.C2" office:value-type="string">
            <text:p text:style-name="P2">S 430.275</text:p>
            <text:p text:style-name="P2">E 431.875</text:p>
          </table:table-cell>
          <table:table-cell table:style-name="Tableau1.D2" office:value-type="string">
            <text:p text:style-name="P2">+1.6</text:p>
          </table:table-cell>
          <table:table-cell table:style-name="Tableau1.A2" office:value-type="string">
            <text:p text:style-name="P4"><text:span text:style-name="Police_20_par_20_défaut"><text:span text:style-name="T3">FM</text:span></text:span></text:p>
          </table:table-cell>
          <table:table-cell table:style-name="Tableau1.F2" office:value-type="string">
            <text:p text:style-name="P2"/>
          </table:table-cell>
        </table:table-row>
        <table:table-row table:style-name="TableLine1572606988208">
          <table:table-cell table:style-name="Tableau1.A2" office:value-type="string">
            <text:p text:style-name="P4"><text:span text:style-name="Police_20_par_20_défaut"><text:span text:style-name="T6">UTELLE</text:span></text:span></text:p>
          </table:table-cell>
          <table:table-cell table:style-name="Tableau1.A2" office:value-type="string">
            <text:p text:style-name="P4"><text:a xlink:type="simple" xlink:href="http://stations.r-e-f.org/station.php?lat=43.908420138889&amp;lon=7.2223958333333&amp;mon_loc=JN34OB&amp;ma_lat=44.041753472222&amp;ma_lon=7.1668402777778&amp;mon_indicatif=F6DDW&amp;indicatif=F1ZPV&amp;distance=16 km&amp;azimut=163 °&amp;direction=360 °&amp;dept=&amp;genre=relais&amp;lieu=UTELLE&amp;responsable=F5SFU" office:target-frame-name="blank" xlink:show="replace" text:style-name="Internet_20_link" text:visited-style-name="Visited_20_Internet_20_Link"><text:span text:style-name="Police_20_par_20_défaut"><text:span text:style-name="T7">F1ZPV</text:span></text:span></text:a></text:p>
          </table:table-cell>
          <table:table-cell table:style-name="Tableau1.C3" office:value-type="string">
            <text:p text:style-name="P5">S 145.375</text:p>
            <text:p text:style-name="P5">E 439.000</text:p>
          </table:table-cell>
          <table:table-cell table:style-name="Tableau1.D3" office:value-type="string">
            <text:p text:style-name="P5"/>
          </table:table-cell>
          <table:table-cell table:style-name="Tableau1.A2" office:value-type="string">
            <text:p text:style-name="P4"><text:span text:style-name="Police_20_par_20_défaut"><text:span text:style-name="T6">FM</text:span></text:span></text:p>
          </table:table-cell>
          <table:table-cell table:style-name="Tableau1.F2" office:value-type="string">
            <text:p text:style-name="P4"><text:span text:style-name="Police_20_par_20_défaut"><text:span text:style-name="T6">88,5 Hz</text:span></text:span></text:p>
          </table:table-cell>
        </table:table-row>
        <table:table-row table:style-name="TableLine1572606992528">
          <table:table-cell table:style-name="Tableau1.A2" office:value-type="string">
            <text:p text:style-name="P4"><text:span text:style-name="Police_20_par_20_défaut"><text:span text:style-name="T3">ASPREMONT</text:span></text:span></text:p>
          </table:table-cell>
          <table:table-cell table:style-name="Tableau1.A2" office:value-type="string">
            <text:p text:style-name="P4"><text:a xlink:type="simple" xlink:href="http://stations.r-e-f.org/station.php?lat=43.770225694444&amp;lon=7.2546875&amp;mon_loc=JN34OB&amp;ma_lat=44.041753472222&amp;ma_lon=7.1668402777778&amp;mon_indicatif=F6DDW&amp;indicatif=F1ZSU&amp;distance=32 km&amp;azimut=167 °&amp;direction=360 °&amp;dept=&amp;genre=relais&amp;lieu=ASPREMONT&amp;responsable=F1BEH" office:target-frame-name="blank" xlink:show="replace" text:style-name="Internet_20_link" text:visited-style-name="Visited_20_Internet_20_Link"><text:span text:style-name="Police_20_par_20_défaut"><text:span text:style-name="T4">F1ZSU</text:span></text:span></text:a></text:p>
          </table:table-cell>
          <table:table-cell table:style-name="Tableau1.C4" office:value-type="string">
            <text:p text:style-name="P2">S 430.425</text:p>
            <text:p text:style-name="P2">E 439.425</text:p>
          </table:table-cell>
          <table:table-cell table:style-name="Tableau1.D4" office:value-type="string">
            <text:p text:style-name="P2">+9.4</text:p>
          </table:table-cell>
          <table:table-cell table:style-name="Tableau1.A2" office:value-type="string">
            <text:p text:style-name="P4"><text:span text:style-name="Police_20_par_20_défaut"><text:span text:style-name="T3">DMR</text:span></text:span></text:p>
          </table:table-cell>
          <table:table-cell table:style-name="Tableau1.F2" office:value-type="string">
            <text:p text:style-name="P2"/>
          </table:table-cell>
        </table:table-row>
        <table:table-row table:style-name="TableLine1572606980720">
          <table:table-cell table:style-name="Tableau1.A2" office:value-type="string">
            <text:p text:style-name="P4"><text:span text:style-name="Police_20_par_20_défaut"><text:span text:style-name="T3">ST-VALLIER-DE-THIEY</text:span></text:span></text:p>
          </table:table-cell>
          <table:table-cell table:style-name="Tableau1.A2" office:value-type="string">
            <text:p text:style-name="P4"><text:a xlink:type="simple" xlink:href="http://stations.r-e-f.org/station.php?lat=43.694878472222&amp;lon=6.8977430555556&amp;mon_loc=JN34OB&amp;ma_lat=44.041753472222&amp;ma_lon=7.1668402777778&amp;mon_indicatif=F6DDW&amp;indicatif=F1ZSV&amp;distance=45 km&amp;azimut=209 °&amp;direction=360 °&amp;dept=&amp;genre=relais&amp;lieu=ST-VALLIER-DE-THIEY&amp;responsable=F1BEH" office:target-frame-name="blank" xlink:show="replace" text:style-name="Internet_20_link" text:visited-style-name="Visited_20_Internet_20_Link"><text:span text:style-name="Police_20_par_20_défaut"><text:span text:style-name="T4">F1ZSV</text:span></text:span></text:a></text:p>
          </table:table-cell>
          <table:table-cell table:style-name="Tableau1.C5" office:value-type="string">
            <text:p text:style-name="P2">S 430.450</text:p>
            <text:p text:style-name="P2">E 439.850</text:p>
          </table:table-cell>
          <table:table-cell table:style-name="Tableau1.D5" office:value-type="string">
            <text:p text:style-name="P2">+9.4</text:p>
          </table:table-cell>
          <table:table-cell table:style-name="Tableau1.A2" office:value-type="string">
            <text:p text:style-name="P4"><text:span text:style-name="Police_20_par_20_défaut"><text:span text:style-name="T3">DMR</text:span></text:span></text:p>
          </table:table-cell>
          <table:table-cell table:style-name="Tableau1.F2" office:value-type="string">
            <text:p text:style-name="P2"/>
          </table:table-cell>
        </table:table-row>
        <table:table-row table:style-name="TableLine1572606986768">
          <table:table-cell table:style-name="Tableau1.A2" office:value-type="string">
            <text:p text:style-name="P4"><text:span text:style-name="Police_20_par_20_défaut"><text:span text:style-name="T3">VILLENEUVE-LOUBET</text:span></text:span></text:p>
          </table:table-cell>
          <table:table-cell table:style-name="Tableau1.A2" office:value-type="string">
            <text:p text:style-name="P4"><text:a xlink:type="simple" xlink:href="http://stations.r-e-f.org/station.php?lat=43.64765625&amp;lon=7.1300347222222&amp;mon_loc=JN34OB&amp;ma_lat=44.041753472222&amp;ma_lon=7.1668402777778&amp;mon_indicatif=F6DDW&amp;indicatif=F1ZSX&amp;distance=44 km&amp;azimut=184 °&amp;direction=360 °&amp;dept=&amp;genre=relais&amp;lieu=VILLENEUVE-LOUBET&amp;responsable=F1ATB" office:target-frame-name="blank" xlink:show="replace" text:style-name="Internet_20_link" text:visited-style-name="Visited_20_Internet_20_Link"><text:span text:style-name="Police_20_par_20_défaut"><text:span text:style-name="T4">F1ZSX</text:span></text:span></text:a></text:p>
          </table:table-cell>
          <table:table-cell table:style-name="Tableau1.C6" office:value-type="string">
            <text:p text:style-name="P2">S 439.8875</text:p>
            <text:p text:style-name="P2">E 430.4875</text:p>
          </table:table-cell>
          <table:table-cell table:style-name="Tableau1.D6" office:value-type="string">
            <text:p text:style-name="P2">- 9,4</text:p>
          </table:table-cell>
          <table:table-cell table:style-name="Tableau1.A2" office:value-type="string">
            <text:p text:style-name="P4"><text:span text:style-name="Police_20_par_20_défaut"><text:span text:style-name="T3">DMR</text:span></text:span></text:p>
          </table:table-cell>
          <table:table-cell table:style-name="Tableau1.F2" office:value-type="string">
            <text:p text:style-name="P2"/>
          </table:table-cell>
        </table:table-row>
        <table:table-row table:style-name="TableLine1572606983024">
          <table:table-cell table:style-name="Tableau1.A2" office:value-type="string">
            <text:p text:style-name="P4"><text:span text:style-name="Police_20_par_20_défaut"><text:span text:style-name="T3">VILLENEUVE-LOUBET</text:span></text:span></text:p>
          </table:table-cell>
          <table:table-cell table:style-name="Tableau1.A2" office:value-type="string">
            <text:p text:style-name="P4"><text:a xlink:type="simple" xlink:href="http://stations.r-e-f.org/station.php?lat=43.64765625&amp;lon=7.1300347222222&amp;mon_loc=JN34OB&amp;ma_lat=44.041753472222&amp;ma_lon=7.1668402777778&amp;mon_indicatif=F6DDW&amp;indicatif=F1ZSX&amp;distance=44 km&amp;azimut=184 °&amp;direction=360 °&amp;dept=&amp;genre=relais&amp;lieu=VILLENEUVE-LOUBET&amp;responsable=F1ATB" office:target-frame-name="blank" xlink:show="replace" text:style-name="Internet_20_link" text:visited-style-name="Visited_20_Internet_20_Link"><text:span text:style-name="Police_20_par_20_défaut"><text:span text:style-name="T4">F1ZSX</text:span></text:span></text:a></text:p>
          </table:table-cell>
          <table:table-cell table:style-name="Tableau1.C7" office:value-type="string">
            <text:p text:style-name="P2">145.275</text:p>
            <text:p text:style-name="P2"/>
          </table:table-cell>
          <table:table-cell table:style-name="Tableau1.D7" office:value-type="string">
            <text:p text:style-name="P2"/>
          </table:table-cell>
          <table:table-cell table:style-name="Tableau1.A2" office:value-type="string">
            <text:p text:style-name="P4"><text:span text:style-name="Police_20_par_20_défaut"><text:span text:style-name="T3">SvxR</text:span></text:span></text:p>
          </table:table-cell>
          <table:table-cell table:style-name="Tableau1.F2" office:value-type="string">
            <text:p text:style-name="P4"><text:span text:style-name="Police_20_par_20_défaut"><text:span text:style-name="T3">123,0 Hz</text:span></text:span></text:p>
          </table:table-cell>
        </table:table-row>
        <table:table-row table:style-name="TableLine1572606994256">
          <table:table-cell table:style-name="Tableau1.A2" office:value-type="string">
            <text:p text:style-name="P4"><text:span text:style-name="Police_20_par_20_défaut"><text:span text:style-name="T3">REVEST-LES-ROCHES</text:span></text:span></text:p>
          </table:table-cell>
          <table:table-cell table:style-name="Tableau1.A2" office:value-type="string">
            <text:p text:style-name="P4"><text:a xlink:type="simple" xlink:href="http://stations.r-e-f.org/station.php?lat=43.894878472222&amp;lon=7.1526041666667&amp;mon_loc=JN34OB&amp;ma_lat=44.041753472222&amp;ma_lon=7.1668402777778&amp;mon_indicatif=F6DDW&amp;indicatif=F5ZAX&amp;distance=17 km&amp;azimut=184 °&amp;direction=360 °&amp;dept=&amp;genre=relais&amp;lieu=REVEST-LES-ROCHES&amp;responsable=F6FLC" office:target-frame-name="blank" xlink:show="replace" text:style-name="Internet_20_link" text:visited-style-name="Visited_20_Internet_20_Link"><text:span text:style-name="Police_20_par_20_défaut"><text:span text:style-name="T4">F5ZAX</text:span></text:span></text:a></text:p>
          </table:table-cell>
          <table:table-cell table:style-name="Tableau1.C8" office:value-type="string">
            <text:p text:style-name="P2">S 145.750</text:p>
            <text:p text:style-name="P2">E 145.150</text:p>
          </table:table-cell>
          <table:table-cell table:style-name="Tableau1.D8" office:value-type="string">
            <text:p text:style-name="P2">-0.6</text:p>
          </table:table-cell>
          <table:table-cell table:style-name="Tableau1.A2" office:value-type="string">
            <text:p text:style-name="P4"><text:span text:style-name="Police_20_par_20_défaut"><text:span text:style-name="T3">FM</text:span></text:span></text:p>
          </table:table-cell>
          <table:table-cell table:style-name="Tableau1.F2" office:value-type="string">
            <text:p text:style-name="P4"><text:span text:style-name="Police_20_par_20_défaut"><text:span text:style-name="T3">88,5 Hz</text:span></text:span></text:p>
          </table:table-cell>
        </table:table-row>
        <table:table-row table:style-name="TableLine1572609888720">
          <table:table-cell table:style-name="Tableau1.A2" office:value-type="string">
            <text:p text:style-name="P4"><text:span text:style-name="Police_20_par_20_défaut"><text:span text:style-name="T3">PEILLE</text:span></text:span></text:p>
          </table:table-cell>
          <table:table-cell table:style-name="Tableau1.A2" office:value-type="string">
            <text:p text:style-name="P4"><text:a xlink:type="simple" xlink:href="http://stations.r-e-f.org/station.php?lat=43.770052083333&amp;lon=7.4196180555556&amp;mon_loc=JN34OB&amp;ma_lat=44.041753472222&amp;ma_lon=7.1668402777778&amp;mon_indicatif=F6DDW&amp;indicatif=F5ZAY&amp;distance=37 km&amp;azimut=146 °&amp;direction=360 °&amp;dept=&amp;genre=relais&amp;lieu=PEILLE&amp;responsable=F5SFU" office:target-frame-name="blank" xlink:show="replace" text:style-name="Internet_20_link" text:visited-style-name="Visited_20_Internet_20_Link"><text:span text:style-name="Police_20_par_20_défaut"><text:span text:style-name="T4">F5ZAY</text:span></text:span></text:a></text:p>
          </table:table-cell>
          <table:table-cell table:style-name="Tableau1.C9" office:value-type="string">
            <text:p text:style-name="P2">S 145.675</text:p>
            <text:p text:style-name="P2">E 145.075</text:p>
          </table:table-cell>
          <table:table-cell table:style-name="Tableau1.D9" office:value-type="string">
            <text:p text:style-name="P2">-0.6</text:p>
          </table:table-cell>
          <table:table-cell table:style-name="Tableau1.A2" office:value-type="string">
            <text:p text:style-name="P4"><text:span text:style-name="Police_20_par_20_défaut"><text:span text:style-name="T3">FM</text:span></text:span></text:p>
          </table:table-cell>
          <table:table-cell table:style-name="Tableau1.F2" office:value-type="string">
            <text:p text:style-name="P4"><text:span text:style-name="Police_20_par_20_défaut"><text:span text:style-name="T3">88,5 Hz</text:span></text:span></text:p>
          </table:table-cell>
        </table:table-row>
        <table:table-row table:style-name="TableLine1572609884976">
          <table:table-cell table:style-name="Tableau1.A2" office:value-type="string">
            <text:p text:style-name="P4"><text:span text:style-name="Police_20_par_20_défaut"><text:span text:style-name="T3">ST-VALLIER-DE THIEY</text:span></text:span></text:p>
          </table:table-cell>
          <table:table-cell table:style-name="Tableau1.A2" office:value-type="string">
            <text:p text:style-name="P4"><text:a xlink:type="simple" xlink:href="http://stations.r-e-f.org/station.php?lat=43.694878472222&amp;lon=6.8977430555556&amp;mon_loc=JN34OB&amp;ma_lat=44.041753472222&amp;ma_lon=7.1668402777778&amp;mon_indicatif=F6DDW&amp;indicatif=F5ZAZ&amp;distance=45 km&amp;azimut=209 °&amp;direction=360 °&amp;dept=&amp;genre=relais&amp;lieu=ST-VALLIER-DE%20THIEY&amp;responsable=F5SFU" office:target-frame-name="blank" xlink:show="replace" text:style-name="Internet_20_link" text:visited-style-name="Visited_20_Internet_20_Link"><text:span text:style-name="Police_20_par_20_défaut"><text:span text:style-name="T4">F5ZAZ</text:span></text:span></text:a></text:p>
          </table:table-cell>
          <table:table-cell table:style-name="Tableau1.C10" office:value-type="string">
            <text:p text:style-name="P2">S 430.750</text:p>
            <text:p text:style-name="P2">E 431.675</text:p>
          </table:table-cell>
          <table:table-cell table:style-name="Tableau1.D10" office:value-type="string">
            <text:p text:style-name="P2">+1.6</text:p>
          </table:table-cell>
          <table:table-cell table:style-name="Tableau1.A2" office:value-type="string">
            <text:p text:style-name="P4"><text:span text:style-name="Police_20_par_20_défaut"><text:span text:style-name="T3">FM</text:span></text:span></text:p>
          </table:table-cell>
          <table:table-cell table:style-name="Tableau1.F2" office:value-type="string">
            <text:p text:style-name="P2"/>
          </table:table-cell>
        </table:table-row>
        <table:table-row table:style-name="TableLine1572609889296">
          <table:table-cell table:style-name="Tableau1.A2" office:value-type="string">
            <text:p text:style-name="P4"><text:span text:style-name="Police_20_par_20_défaut"><text:span text:style-name="T3">ST-</text:span></text:span><text:soft-page-break/><text:span text:style-name="Police_20_par_20_défaut"><text:span text:style-name="T3">VALLIER-DE THIEY</text:span></text:span></text:p>
          </table:table-cell>
          <table:table-cell table:style-name="Tableau1.A2" office:value-type="string">
            <text:p text:style-name="P4"><text:a xlink:type="simple" xlink:href="http://stations.r-e-f.org/station.php?lat=43.694878472222&amp;lon=6.8977430555556&amp;mon_loc=JN34OB&amp;ma_lat=44.041753472222&amp;ma_lon=7.1668402777778&amp;mon_indicatif=F6DDW&amp;indicatif=F5ZEU&amp;distance=45 km&amp;azimut=209 °&amp;direction=360 °&amp;dept=&amp;genre=relais&amp;lieu=ST-VALLIER-DE%20THIEY&amp;responsable=F5SFU" office:target-frame-name="blank" xlink:show="replace" text:style-name="Internet_20_link" text:visited-style-name="Visited_20_Internet_20_Link"><text:span text:style-name="Police_20_par_20_défaut"><text:span text:style-name="T4">F5ZEU</text:span></text:span></text:a></text:p>
          </table:table-cell>
          <table:table-cell table:style-name="Tableau1.C11" office:value-type="string">
            <text:p text:style-name="P2">S 432.675</text:p>
            <text:p text:style-name="P2"><text:soft-page-break/>E 431.075</text:p>
          </table:table-cell>
          <table:table-cell table:style-name="Tableau1.D11" office:value-type="string">
            <text:p text:style-name="P2">-1.6</text:p>
          </table:table-cell>
          <table:table-cell table:style-name="Tableau1.A2" office:value-type="string">
            <text:p text:style-name="P4"><text:span text:style-name="Police_20_par_20_défaut"><text:span text:style-name="T3">FM</text:span></text:span></text:p>
          </table:table-cell>
          <table:table-cell table:style-name="Tableau1.F2" office:value-type="string">
            <text:p text:style-name="P2"/>
          </table:table-cell>
        </table:table-row>
        <table:table-row table:style-name="TableLine1572609893040">
          <table:table-cell table:style-name="Tableau1.A2" office:value-type="string">
            <text:p text:style-name="P4"><text:span text:style-name="Police_20_par_20_défaut"><text:span text:style-name="T3">PEILLE</text:span></text:span></text:p>
          </table:table-cell>
          <table:table-cell table:style-name="Tableau1.A2" office:value-type="string">
            <text:p text:style-name="P4"><text:a xlink:type="simple" xlink:href="http://stations.r-e-f.org/station.php?lat=43.770052083333&amp;lon=7.4196180555556&amp;mon_loc=JN34OB&amp;ma_lat=44.041753472222&amp;ma_lon=7.1668402777778&amp;mon_indicatif=F6DDW&amp;indicatif=F5ZGI&amp;distance=37 km&amp;azimut=146 °&amp;direction=360 °&amp;dept=&amp;genre=relais&amp;lieu=PEILLE&amp;responsable=F5SFU" office:target-frame-name="blank" xlink:show="replace" text:style-name="Internet_20_link" text:visited-style-name="Visited_20_Internet_20_Link"><text:span text:style-name="Police_20_par_20_défaut"><text:span text:style-name="T4">F5ZGI</text:span></text:span></text:a></text:p>
          </table:table-cell>
          <table:table-cell table:style-name="Tableau1.C12" office:value-type="string">
            <text:p text:style-name="P2">S 1243.0</text:p>
            <text:p text:style-name="P2">E 2359.0</text:p>
          </table:table-cell>
          <table:table-cell table:style-name="Tableau1.D12" office:value-type="string">
            <text:p text:style-name="P2"/>
          </table:table-cell>
          <table:table-cell table:style-name="Tableau1.A2" office:value-type="string">
            <text:p text:style-name="P4"><text:span text:style-name="Police_20_par_20_défaut"><text:span text:style-name="T3">ATV</text:span></text:span></text:p>
          </table:table-cell>
          <table:table-cell table:style-name="Tableau1.F2" office:value-type="string">
            <text:p text:style-name="P2"/>
          </table:table-cell>
        </table:table-row>
        <table:table-row table:style-name="TableLine1572609889008">
          <table:table-cell table:style-name="Tableau1.A2" office:value-type="string">
            <text:p text:style-name="P4"><text:span text:style-name="Police_20_par_20_défaut"><text:span text:style-name="T3">SAINT-JEANNET</text:span></text:span></text:p>
          </table:table-cell>
          <table:table-cell table:style-name="Tableau1.A2" office:value-type="string">
            <text:p text:style-name="P4"><text:a xlink:type="simple" xlink:href="http://stations.r-e-f.org/station.php?lat=43.749392361111&amp;lon=7.1494791666667&amp;mon_loc=JN34OB&amp;ma_lat=44.041753472222&amp;ma_lon=7.1668402777778&amp;mon_indicatif=F6DDW&amp;indicatif=F5ZIG&amp;distance=33 km&amp;azimut=182 °&amp;direction=360 °&amp;dept=&amp;genre=relais&amp;lieu=SAINT-JEANNET&amp;responsable=F5SFU" office:target-frame-name="blank" xlink:show="replace" text:style-name="Internet_20_link" text:visited-style-name="Visited_20_Internet_20_Link"><text:span text:style-name="Police_20_par_20_défaut"><text:span text:style-name="T4">F5ZIG</text:span></text:span></text:a></text:p>
          </table:table-cell>
          <table:table-cell table:style-name="Tableau1.C13" office:value-type="string">
            <text:p text:style-name="P2">S 430.350</text:p>
            <text:p text:style-name="P2">E 439.750</text:p>
          </table:table-cell>
          <table:table-cell table:style-name="Tableau1.D13" office:value-type="string">
            <text:p text:style-name="P2">+9.4</text:p>
          </table:table-cell>
          <table:table-cell table:style-name="Tableau1.A2" office:value-type="string">
            <text:p text:style-name="P4"><text:span text:style-name="Police_20_par_20_défaut"><text:span text:style-name="T3">FM</text:span></text:span></text:p>
          </table:table-cell>
          <table:table-cell table:style-name="Tableau1.F2" office:value-type="string">
            <text:p text:style-name="P4"><text:span text:style-name="Police_20_par_20_défaut"><text:span text:style-name="T3">88,5 Hz</text:span></text:span></text:p>
          </table:table-cell>
        </table:table-row>
        <table:table-row table:style-name="TableLine1572609882096">
          <table:table-cell table:style-name="Tableau1.A2" office:value-type="string">
            <text:p text:style-name="P4"><text:span text:style-name="Police_20_par_20_défaut"><text:span text:style-name="T6">NICE</text:span></text:span></text:p>
          </table:table-cell>
          <table:table-cell table:style-name="Tableau1.A2" office:value-type="string">
            <text:p text:style-name="P4"><text:a xlink:type="simple" xlink:href="http://stations.r-e-f.org/station.php?lat=43.696961805556&amp;lon=7.2543402777778&amp;mon_loc=JN34OB&amp;ma_lat=44.041753472222&amp;ma_lon=7.1668402777778&amp;mon_indicatif=F6DDW&amp;indicatif=F5ZKP&amp;distance=40 km&amp;azimut=170 °&amp;direction=360 °&amp;dept=&amp;genre=relais&amp;lieu=NICE&amp;responsable=F6HBI" office:target-frame-name="blank" xlink:show="replace" text:style-name="Internet_20_link" text:visited-style-name="Visited_20_Internet_20_Link"><text:span text:style-name="Police_20_par_20_défaut"><text:span text:style-name="T7">F5ZKP</text:span></text:span></text:a></text:p>
          </table:table-cell>
          <table:table-cell table:style-name="Tableau1.C14" office:value-type="string">
            <text:p text:style-name="P5">S 439.5625</text:p>
            <text:p text:style-name="P5">E 431.9625</text:p>
          </table:table-cell>
          <table:table-cell table:style-name="Tableau1.D14" office:value-type="string">
            <text:p text:style-name="P5">-7.6</text:p>
          </table:table-cell>
          <table:table-cell table:style-name="Tableau1.A2" office:value-type="string">
            <text:p text:style-name="P4"><text:span text:style-name="Police_20_par_20_défaut"><text:span text:style-name="T6">DSTAR</text:span></text:span></text:p>
          </table:table-cell>
          <table:table-cell table:style-name="Tableau1.F2" office:value-type="string">
            <text:p text:style-name="P5"/>
          </table:table-cell>
        </table:table-row>
        <table:table-row table:style-name="TableLine1572609883824">
          <table:table-cell table:style-name="Tableau1.A2" office:value-type="string">
            <text:p text:style-name="P4"><text:span text:style-name="Police_20_par_20_défaut"><text:span text:style-name="T3">ST-VALLIER-DE THIEY</text:span></text:span></text:p>
          </table:table-cell>
          <table:table-cell table:style-name="Tableau1.A2" office:value-type="string">
            <text:p text:style-name="P4"><text:a xlink:type="simple" xlink:href="http://stations.r-e-f.org/station.php?lat=43.694878472222&amp;lon=6.8977430555556&amp;mon_loc=JN34OB&amp;ma_lat=44.041753472222&amp;ma_lon=7.1668402777778&amp;mon_indicatif=F6DDW&amp;indicatif=F5ZMM&amp;distance=45 km&amp;azimut=209 °&amp;direction=360 °&amp;dept=&amp;genre=relais&amp;lieu=ST-VALLIER-DE%20THIEY&amp;responsable=F5SFU" office:target-frame-name="blank" xlink:show="replace" text:style-name="Internet_20_link" text:visited-style-name="Visited_20_Internet_20_Link"><text:span text:style-name="Police_20_par_20_défaut"><text:span text:style-name="T4">F5ZMM</text:span></text:span></text:a></text:p>
          </table:table-cell>
          <table:table-cell table:style-name="Tableau1.C15" office:value-type="string">
            <text:p text:style-name="P2">S 1255.0</text:p>
            <text:p text:style-name="P2">E 2350.0</text:p>
          </table:table-cell>
          <table:table-cell table:style-name="Tableau1.D15" office:value-type="string">
            <text:p text:style-name="P2"/>
          </table:table-cell>
          <table:table-cell table:style-name="Tableau1.A2" office:value-type="string">
            <text:p text:style-name="P4"><text:span text:style-name="Police_20_par_20_défaut"><text:span text:style-name="T3">ATV</text:span></text:span></text:p>
          </table:table-cell>
          <table:table-cell table:style-name="Tableau1.F2" office:value-type="string">
            <text:p text:style-name="P2"/>
          </table:table-cell>
        </table:table-row>
        <table:table-row table:style-name="TableLine1572609886704">
          <table:table-cell table:style-name="Tableau1.A2" office:value-type="string">
            <text:p text:style-name="P4"><text:span text:style-name="Police_20_par_20_défaut"><text:span text:style-name="T3">PEILLE</text:span></text:span></text:p>
          </table:table-cell>
          <table:table-cell table:style-name="Tableau1.A2" office:value-type="string">
            <text:p text:style-name="P4"><text:a xlink:type="simple" xlink:href="http://stations.r-e-f.org/station.php?lat=43.796267361111&amp;lon=7.4151041666667&amp;mon_loc=JN34OB&amp;ma_lat=44.041753472222&amp;ma_lon=7.1668402777778&amp;mon_indicatif=F6DDW&amp;indicatif=F5ZRM&amp;distance=34 km&amp;azimut=144 °&amp;direction=360 °&amp;dept=&amp;genre=relais&amp;lieu=PEILLE&amp;responsable=F6GLS" office:target-frame-name="blank" xlink:show="replace" text:style-name="Internet_20_link" text:visited-style-name="Visited_20_Internet_20_Link"><text:span text:style-name="Police_20_par_20_défaut"><text:span text:style-name="T4">F5ZRM</text:span></text:span></text:a></text:p>
          </table:table-cell>
          <table:table-cell table:style-name="Tableau1.C16" office:value-type="string">
            <text:p text:style-name="P2">S 145.7125</text:p>
            <text:p text:style-name="P2">E 145.1125</text:p>
          </table:table-cell>
          <table:table-cell table:style-name="Tableau1.D16" office:value-type="string">
            <text:p text:style-name="P2">-0.6</text:p>
          </table:table-cell>
          <table:table-cell table:style-name="Tableau1.A2" office:value-type="string">
            <text:p text:style-name="P4"><text:span text:style-name="Police_20_par_20_défaut"><text:span text:style-name="T3">C4FM</text:span></text:span></text:p>
          </table:table-cell>
          <table:table-cell table:style-name="Tableau1.F2" office:value-type="string">
            <text:p text:style-name="P2"/>
          </table:table-cell>
        </table:table-row>
        <table:table-row table:style-name="TableLine1572609910880">
          <table:table-cell table:style-name="Tableau1.A2" office:value-type="string">
            <text:p text:style-name="P4"><text:span text:style-name="Police_20_par_20_défaut"><text:span text:style-name="T9">PEILLE</text:span></text:span></text:p>
          </table:table-cell>
          <table:table-cell table:style-name="Tableau1.A2" office:value-type="string">
            <text:p text:style-name="P4"><text:a xlink:type="simple" xlink:href="http://stations.r-e-f.org/station.php?lat=43.773003472222&amp;lon=7.4220486111111&amp;mon_loc=JN34OB&amp;ma_lat=44.041753472222&amp;ma_lon=7.1668402777778&amp;mon_indicatif=F6DDW&amp;indicatif=F5ZSU&amp;distance=37 km&amp;azimut=146 °&amp;direction=&amp;dept=&amp;genre=relais&amp;lieu=PEILLE&amp;responsable=F5BHA" office:target-frame-name="blank" xlink:show="replace" text:style-name="Internet_20_link" text:visited-style-name="Visited_20_Internet_20_Link"><text:span text:style-name="Police_20_par_20_défaut"><text:span text:style-name="T11">F5ZSU</text:span></text:span></text:a></text:p>
          </table:table-cell>
          <table:table-cell table:style-name="Tableau1.C17" office:value-type="string">
            <text:p text:style-name="P6">S 432.525</text:p>
            <text:p text:style-name="P6">E 145.450</text:p>
          </table:table-cell>
          <table:table-cell table:style-name="Tableau1.D17" office:value-type="string">
            <text:p text:style-name="P6"/>
          </table:table-cell>
          <table:table-cell table:style-name="Tableau1.A2" office:value-type="string">
            <text:p text:style-name="P4"><text:span text:style-name="Police_20_par_20_défaut"><text:span text:style-name="T9">FM</text:span></text:span></text:p>
          </table:table-cell>
          <table:table-cell table:style-name="Tableau1.F2" office:value-type="string">
            <text:p text:style-name="P6"/>
          </table:table-cell>
        </table:table-row>
        <table:table-row table:style-name="TableLine1572609897344">
          <table:table-cell table:style-name="Tableau1.A2" office:value-type="string">
            <text:p text:style-name="P4"><text:span text:style-name="Police_20_par_20_défaut"><text:span text:style-name="T9">PEILLE</text:span></text:span></text:p>
          </table:table-cell>
          <table:table-cell table:style-name="Tableau1.A2" office:value-type="string">
            <text:p text:style-name="P4"><text:a xlink:type="simple" xlink:href="http://stations.r-e-f.org/station.php?lat=43.773003472222&amp;lon=7.4220486111111&amp;mon_loc=JN34OB&amp;ma_lat=44.041753472222&amp;ma_lon=7.1668402777778&amp;mon_indicatif=F6DDW&amp;indicatif=F5ZSU&amp;distance=37 km&amp;azimut=146 °&amp;direction=&amp;dept=&amp;genre=relais&amp;lieu=PEILLE&amp;responsable=F5BHA" office:target-frame-name="blank" xlink:show="replace" text:style-name="Internet_20_link" text:visited-style-name="Visited_20_Internet_20_Link"><text:span text:style-name="Police_20_par_20_défaut"><text:span text:style-name="T11">F5ZSU</text:span></text:span></text:a></text:p>
          </table:table-cell>
          <table:table-cell table:style-name="Tableau1.C18" office:value-type="string">
            <text:p text:style-name="P6">S 145.450</text:p>
            <text:p text:style-name="P6">E 432.525</text:p>
          </table:table-cell>
          <table:table-cell table:style-name="Tableau1.D18" office:value-type="string">
            <text:p text:style-name="P6"/>
          </table:table-cell>
          <table:table-cell table:style-name="Tableau1.A2" office:value-type="string">
            <text:p text:style-name="P4"><text:span text:style-name="Police_20_par_20_défaut"><text:span text:style-name="T9">FM</text:span></text:span></text:p>
          </table:table-cell>
          <table:table-cell table:style-name="Tableau1.F2" office:value-type="string">
            <text:p text:style-name="P6"/>
          </table:table-cell>
        </table:table-row>
        <table:table-row table:style-name="TableLine1572609911168">
          <table:table-cell table:style-name="Tableau1.A2" office:value-type="string">
            <text:p text:style-name="P4"><text:span text:style-name="Police_20_par_20_défaut"><text:span text:style-name="T3">TOURETTE-DU-CH.</text:span></text:span></text:p>
          </table:table-cell>
          <table:table-cell table:style-name="Tableau1.A2" office:value-type="string">
            <text:p text:style-name="P4"><text:a xlink:type="simple" xlink:href="http://stations.r-e-f.org/station.php?lat=43.896267361111&amp;lon=7.1498263888889&amp;mon_loc=JN34OB&amp;ma_lat=44.041753472222&amp;ma_lon=7.1668402777778&amp;mon_indicatif=F6DDW&amp;indicatif=F5ZTZ&amp;distance=17 km&amp;azimut=185 °&amp;direction=360 °&amp;dept=&amp;genre=relais&amp;lieu=TOURETTE-DU-CH.&amp;responsable=F6IMD" office:target-frame-name="blank" xlink:show="replace" text:style-name="Internet_20_link" text:visited-style-name="Visited_20_Internet_20_Link"><text:span text:style-name="Police_20_par_20_défaut"><text:span text:style-name="T4">F5ZTZ</text:span></text:span></text:a></text:p>
          </table:table-cell>
          <table:table-cell table:style-name="Tableau1.C19" office:value-type="string">
            <text:p text:style-name="P2">S 430.025</text:p>
            <text:p text:style-name="P2">E 439.4250</text:p>
          </table:table-cell>
          <table:table-cell table:style-name="Tableau1.D19" office:value-type="string">
            <text:p text:style-name="P2">+9.4</text:p>
          </table:table-cell>
          <table:table-cell table:style-name="Tableau1.A2" office:value-type="string">
            <text:p text:style-name="P4"><text:span text:style-name="Police_20_par_20_défaut"><text:span text:style-name="T3">SvxR</text:span></text:span></text:p>
          </table:table-cell>
          <table:table-cell table:style-name="Tableau1.F2" office:value-type="string">
            <text:p text:style-name="P4"><text:span text:style-name="Police_20_par_20_défaut"><text:span text:style-name="T3">88,5 Hz</text:span></text:span></text:p>
          </table:table-cell>
        </table:table-row>
        <table:table-row table:style-name="TableLine1572609899648">
          <table:table-cell table:style-name="Tableau1.A2" office:value-type="string">
            <text:p text:style-name="P4"><text:span text:style-name="Police_20_par_20_défaut"><text:span text:style-name="T3">ANTIBES</text:span></text:span></text:p>
          </table:table-cell>
          <table:table-cell table:style-name="Tableau1.A2" office:value-type="string">
            <text:p text:style-name="P4"><text:a xlink:type="simple" xlink:href="http://stations.r-e-f.org/station.php?lat=43.564322916667&amp;lon=7.1328125&amp;mon_loc=JN34OB&amp;ma_lat=44.041753472222&amp;ma_lon=7.1668402777778&amp;mon_indicatif=F6DDW&amp;indicatif=F5ZUC&amp;distance=54 km&amp;azimut=183 °&amp;direction=360 °&amp;dept=&amp;genre=relais&amp;lieu=ANTIBES&amp;responsable=F6FLC" office:target-frame-name="blank" xlink:show="replace" text:style-name="Internet_20_link" text:visited-style-name="Visited_20_Internet_20_Link"><text:span text:style-name="Police_20_par_20_défaut"><text:span text:style-name="T4">F5ZUC</text:span></text:span></text:a></text:p>
          </table:table-cell>
          <table:table-cell table:style-name="Tableau1.C20" office:value-type="string">
            <text:p text:style-name="P2">S 145.200</text:p>
            <text:p text:style-name="P2">E 439.600</text:p>
          </table:table-cell>
          <table:table-cell table:style-name="Tableau1.D20" office:value-type="string">
            <text:p text:style-name="P2"/>
          </table:table-cell>
          <table:table-cell table:style-name="Tableau1.A2" office:value-type="string">
            <text:p text:style-name="P4"><text:span text:style-name="Police_20_par_20_défaut"><text:span text:style-name="T3">FM</text:span></text:span></text:p>
          </table:table-cell>
          <table:table-cell table:style-name="Tableau1.F2" office:value-type="string">
            <text:p text:style-name="P2"/>
          </table:table-cell>
        </table:table-row>
        <table:table-row table:style-name="TableLine1572609898784">
          <table:table-cell table:style-name="Tableau1.A2" office:value-type="string">
            <text:p text:style-name="P4"><text:span text:style-name="Police_20_par_20_défaut"><text:span text:style-name="T3">ANTIBES</text:span></text:span></text:p>
          </table:table-cell>
          <table:table-cell table:style-name="Tableau1.A2" office:value-type="string">
            <text:p text:style-name="P4"><text:a xlink:type="simple" xlink:href="http://stations.r-e-f.org/station.php?lat=43.564322916667&amp;lon=7.1328125&amp;mon_loc=JN34OB&amp;ma_lat=44.041753472222&amp;ma_lon=7.1668402777778&amp;mon_indicatif=F6DDW&amp;indicatif=F5ZUC&amp;distance=54 km&amp;azimut=183 °&amp;direction=360 °&amp;dept=&amp;genre=relais&amp;lieu=ANTIBES&amp;responsable=F6FLC" office:target-frame-name="blank" xlink:show="replace" text:style-name="Internet_20_link" text:visited-style-name="Visited_20_Internet_20_Link"><text:span text:style-name="Police_20_par_20_défaut"><text:span text:style-name="T4">F5ZUC</text:span></text:span></text:a></text:p>
          </table:table-cell>
          <table:table-cell table:style-name="Tableau1.C21" office:value-type="string">
            <text:p text:style-name="P2">S 430.200</text:p>
            <text:p text:style-name="P2">E 145.200</text:p>
          </table:table-cell>
          <table:table-cell table:style-name="Tableau1.D21" office:value-type="string">
            <text:p text:style-name="P2"/>
          </table:table-cell>
          <table:table-cell table:style-name="Tableau1.A2" office:value-type="string">
            <text:p text:style-name="P4"><text:span text:style-name="Police_20_par_20_défaut"><text:span text:style-name="T3">FM</text:span></text:span></text:p>
          </table:table-cell>
          <table:table-cell table:style-name="Tableau1.F2" office:value-type="string">
            <text:p text:style-name="P2"/>
          </table:table-cell>
        </table:table-row>
        <table:table-row table:style-name="TableLine1572609900224">
          <table:table-cell table:style-name="Tableau1.A2" office:value-type="string">
            <text:p text:style-name="P4"><text:span text:style-name="Police_20_par_20_défaut"><text:span text:style-name="T3">ANTIBES</text:span></text:span></text:p>
          </table:table-cell>
          <table:table-cell table:style-name="Tableau1.A2" office:value-type="string">
            <text:p text:style-name="P4"><text:a xlink:type="simple" xlink:href="http://stations.r-e-f.org/station.php?lat=43.564322916667&amp;lon=7.1328125&amp;mon_loc=JN34OB&amp;ma_lat=44.041753472222&amp;ma_lon=7.1668402777778&amp;mon_indicatif=F6DDW&amp;indicatif=F5ZUC&amp;distance=54 km&amp;azimut=183 °&amp;direction=360 °&amp;dept=&amp;genre=relais&amp;lieu=ANTIBES&amp;responsable=F6FLC" office:target-frame-name="blank" xlink:show="replace" text:style-name="Internet_20_link" text:visited-style-name="Visited_20_Internet_20_Link"><text:span text:style-name="Police_20_par_20_défaut"><text:span text:style-name="T4">F5ZUC</text:span></text:span></text:a></text:p>
          </table:table-cell>
          <table:table-cell table:style-name="Tableau1.C22" office:value-type="string">
            <text:p text:style-name="P2">S 430.200</text:p>
            <text:p text:style-name="P2">E 439.600</text:p>
          </table:table-cell>
          <table:table-cell table:style-name="Tableau1.D22" office:value-type="string">
            <text:p text:style-name="P2">+9.4</text:p>
          </table:table-cell>
          <table:table-cell table:style-name="Tableau1.A2" office:value-type="string">
            <text:p text:style-name="P4"><text:span text:style-name="Police_20_par_20_défaut"><text:span text:style-name="T3">FM</text:span></text:span></text:p>
          </table:table-cell>
          <table:table-cell table:style-name="Tableau1.F2" office:value-type="string">
            <text:p text:style-name="P2"/>
          </table:table-cell>
        </table:table-row>
        <text:soft-page-break/>
        <table:table-row table:style-name="TableLine1572609910592">
          <table:table-cell table:style-name="Tableau1.A2" office:value-type="string">
            <text:p text:style-name="P4"><text:span text:style-name="Police_20_par_20_défaut"><text:span text:style-name="T3">PEILLE</text:span></text:span></text:p>
          </table:table-cell>
          <table:table-cell table:style-name="Tableau1.A2" office:value-type="string">
            <text:p text:style-name="P4"><text:a xlink:type="simple" xlink:href="http://stations.r-e-f.org/station.php?lat=43.770052083333&amp;lon=7.4196180555556&amp;mon_loc=JN34OB&amp;ma_lat=44.041753472222&amp;ma_lon=7.1668402777778&amp;mon_indicatif=F6DDW&amp;indicatif=F5ZUV&amp;distance=37 km&amp;azimut=146 °&amp;direction=&amp;dept=&amp;genre=relais&amp;lieu=PEILLE&amp;responsable=F5SFU" office:target-frame-name="blank" xlink:show="replace" text:style-name="Internet_20_link" text:visited-style-name="Visited_20_Internet_20_Link"><text:span text:style-name="Police_20_par_20_défaut"><text:span text:style-name="T4">F5ZUV</text:span></text:span></text:a></text:p>
          </table:table-cell>
          <table:table-cell table:style-name="Tableau1.C23" office:value-type="string">
            <text:p text:style-name="P2">144.800</text:p>
            <text:p text:style-name="P3"/>
          </table:table-cell>
          <table:table-cell table:style-name="Tableau1.D23" office:value-type="string">
            <text:p text:style-name="P2"/>
          </table:table-cell>
          <table:table-cell table:style-name="Tableau1.A2" office:value-type="string">
            <text:p text:style-name="P4"><text:span text:style-name="Police_20_par_20_défaut"><text:span text:style-name="T3">APRS</text:span></text:span></text:p>
          </table:table-cell>
          <table:table-cell table:style-name="Tableau1.F2" office:value-type="string">
            <text:p text:style-name="P2"/>
          </table:table-cell>
        </table:table-row>
        <table:table-row table:style-name="TableLine1572609902528">
          <table:table-cell table:style-name="Tableau1.A2" office:value-type="string">
            <text:p text:style-name="P4"><text:span text:style-name="Police_20_par_20_défaut"><text:span text:style-name="T9">TOURETTE-DU-CH.</text:span></text:span></text:p>
          </table:table-cell>
          <table:table-cell table:style-name="Tableau1.A2" office:value-type="string">
            <text:p text:style-name="P4"><text:a xlink:type="simple" xlink:href="http://stations.r-e-f.org/station.php?lat=43.896267361111&amp;lon=7.1498263888889&amp;mon_loc=JN34OB&amp;ma_lat=44.041753472222&amp;ma_lon=7.1668402777778&amp;mon_indicatif=F6DDW&amp;indicatif=F5ZVL&amp;distance=17 km&amp;azimut=185 °&amp;direction=&amp;dept=&amp;genre=relais&amp;lieu=TOURETTE-DU-CH.&amp;responsable=F5BHA" office:target-frame-name="blank" xlink:show="replace" text:style-name="Internet_20_link" text:visited-style-name="Visited_20_Internet_20_Link"><text:span text:style-name="Police_20_par_20_défaut"><text:span text:style-name="T11">F5ZVL</text:span></text:span></text:a></text:p>
          </table:table-cell>
          <table:table-cell table:style-name="Tableau1.C24" office:value-type="string">
            <text:p text:style-name="P6">S 432.5375</text:p>
            <text:p text:style-name="P6">E 145.450</text:p>
          </table:table-cell>
          <table:table-cell table:style-name="Tableau1.D24" office:value-type="string">
            <text:p text:style-name="P6"/>
          </table:table-cell>
          <table:table-cell table:style-name="Tableau1.A2" office:value-type="string">
            <text:p text:style-name="P4"><text:span text:style-name="Police_20_par_20_défaut"><text:span text:style-name="T9">FM</text:span></text:span></text:p>
          </table:table-cell>
          <table:table-cell table:style-name="Tableau1.F2" office:value-type="string">
            <text:p text:style-name="P6"/>
          </table:table-cell>
        </table:table-row>
        <table:table-row table:style-name="TableLine1572609929600">
          <table:table-cell table:style-name="Tableau1.A2" office:value-type="string">
            <text:p text:style-name="P4"><text:span text:style-name="Police_20_par_20_défaut"><text:span text:style-name="T9">TOURETTE-DU-CH.</text:span></text:span></text:p>
          </table:table-cell>
          <table:table-cell table:style-name="Tableau1.A2" office:value-type="string">
            <text:p text:style-name="P4"><text:a xlink:type="simple" xlink:href="http://stations.r-e-f.org/station.php?lat=43.896267361111&amp;lon=7.1498263888889&amp;mon_loc=JN34OB&amp;ma_lat=44.041753472222&amp;ma_lon=7.1668402777778&amp;mon_indicatif=F6DDW&amp;indicatif=F5ZVL&amp;distance=17 km&amp;azimut=185 °&amp;direction=&amp;dept=&amp;genre=relais&amp;lieu=TOURETTE-DU-CH.&amp;responsable=F5BHA" office:target-frame-name="blank" xlink:show="replace" text:style-name="Internet_20_link" text:visited-style-name="Visited_20_Internet_20_Link"><text:span text:style-name="Police_20_par_20_défaut"><text:span text:style-name="T11">F5ZVL</text:span></text:span></text:a></text:p>
          </table:table-cell>
          <table:table-cell table:style-name="Tableau1.C25" office:value-type="string">
            <text:p text:style-name="P6">S 145.450</text:p>
            <text:p text:style-name="P6">E 432.5375</text:p>
          </table:table-cell>
          <table:table-cell table:style-name="Tableau1.D25" office:value-type="string">
            <text:p text:style-name="P6"/>
          </table:table-cell>
          <table:table-cell table:style-name="Tableau1.A2" office:value-type="string">
            <text:p text:style-name="P4"><text:span text:style-name="Police_20_par_20_défaut"><text:span text:style-name="T9">FM</text:span></text:span></text:p>
          </table:table-cell>
          <table:table-cell table:style-name="Tableau1.F2" office:value-type="string">
            <text:p text:style-name="P6"/>
          </table:table-cell>
        </table:table-row>
        <table:table-row table:style-name="TableLine1572609926144">
          <table:table-cell table:style-name="Tableau1.A2" office:value-type="string">
            <text:p text:style-name="P4"><text:span text:style-name="Police_20_par_20_défaut"><text:span text:style-name="T9">ST-</text:span></text:span><text:span text:style-name="Police_20_par_20_défaut"><text:span text:style-name="T10">VALLIER</text:span></text:span><text:span text:style-name="Police_20_par_20_défaut"><text:span text:style-name="T9">-DE THIEY</text:span></text:span></text:p>
          </table:table-cell>
          <table:table-cell table:style-name="Tableau1.A2" office:value-type="string">
            <text:p text:style-name="P4"><text:a xlink:type="simple" xlink:href="http://stations.r-e-f.org/station.php?lat=43.692274305556&amp;lon=6.8984375&amp;mon_loc=JN34OB&amp;ma_lat=44.041753472222&amp;ma_lon=7.1668402777778&amp;mon_indicatif=F6DDW&amp;indicatif=F5ZVT&amp;distance=45 km&amp;azimut=209 °&amp;direction=&amp;dept=&amp;genre=relais&amp;lieu=ST-VALLIER-DE%20THIEY&amp;responsable=F5BHA" office:target-frame-name="blank" xlink:show="replace" text:style-name="Internet_20_link" text:visited-style-name="Visited_20_Internet_20_Link"><text:span text:style-name="Police_20_par_20_défaut"><text:span text:style-name="T11">F5ZVT</text:span></text:span></text:a></text:p>
          </table:table-cell>
          <table:table-cell table:style-name="Tableau1.C26" office:value-type="string">
            <text:p text:style-name="P6">S 432.5375</text:p>
            <text:p text:style-name="P6">E 145.450</text:p>
          </table:table-cell>
          <table:table-cell table:style-name="Tableau1.D26" office:value-type="string">
            <text:p text:style-name="P6"/>
          </table:table-cell>
          <table:table-cell table:style-name="Tableau1.A2" office:value-type="string">
            <text:p text:style-name="P4"><text:span text:style-name="Police_20_par_20_défaut"><text:span text:style-name="T9">FM</text:span></text:span></text:p>
          </table:table-cell>
          <table:table-cell table:style-name="Tableau1.F2" office:value-type="string">
            <text:p text:style-name="P6"/>
          </table:table-cell>
        </table:table-row>
        <table:table-row table:style-name="TableLine1572609919808">
          <table:table-cell table:style-name="Tableau1.A2" office:value-type="string">
            <text:p text:style-name="P4"><text:span text:style-name="Police_20_par_20_défaut"><text:span text:style-name="T9">ST-VALLIER-DE THIEY</text:span></text:span></text:p>
          </table:table-cell>
          <table:table-cell table:style-name="Tableau1.A2" office:value-type="string">
            <text:p text:style-name="P4"><text:a xlink:type="simple" xlink:href="http://stations.r-e-f.org/station.php?lat=43.692274305556&amp;lon=6.8984375&amp;mon_loc=JN34OB&amp;ma_lat=44.041753472222&amp;ma_lon=7.1668402777778&amp;mon_indicatif=F6DDW&amp;indicatif=F5ZVT&amp;distance=45 km&amp;azimut=209 °&amp;direction=&amp;dept=&amp;genre=relais&amp;lieu=ST-VALLIER-DE%20THIEY&amp;responsable=F5BHA" office:target-frame-name="blank" xlink:show="replace" text:style-name="Internet_20_link" text:visited-style-name="Visited_20_Internet_20_Link"><text:span text:style-name="Police_20_par_20_défaut"><text:span text:style-name="T11">F5ZVT</text:span></text:span></text:a></text:p>
          </table:table-cell>
          <table:table-cell table:style-name="Tableau1.C27" office:value-type="string">
            <text:p text:style-name="P6">S 145.450</text:p>
            <text:p text:style-name="P6">E 432.5375</text:p>
          </table:table-cell>
          <table:table-cell table:style-name="Tableau1.D27" office:value-type="string">
            <text:p text:style-name="P6"/>
          </table:table-cell>
          <table:table-cell table:style-name="Tableau1.A2" office:value-type="string">
            <text:p text:style-name="P4"><text:span text:style-name="Police_20_par_20_défaut"><text:span text:style-name="T9">FM</text:span></text:span></text:p>
          </table:table-cell>
          <table:table-cell table:style-name="Tableau1.F2" office:value-type="string">
            <text:p text:style-name="P6"/>
          </table:table-cell>
        </table:table-row>
        <table:table-row table:style-name="TableLine1572609930752">
          <table:table-cell table:style-name="Tableau1.A2" office:value-type="string">
            <text:p text:style-name="P4"><text:span text:style-name="Police_20_par_20_défaut"><text:span text:style-name="T3">NICE</text:span></text:span></text:p>
          </table:table-cell>
          <table:table-cell table:style-name="Tableau1.A2" office:value-type="string">
            <text:p text:style-name="P4"><text:a xlink:type="simple" xlink:href="http://stations.r-e-f.org/station.php?lat=43.726649305556&amp;lon=7.2994791666667&amp;mon_loc=JN34OB&amp;ma_lat=44.041753472222&amp;ma_lon=7.1668402777778&amp;mon_indicatif=F6DDW&amp;indicatif=F5ZXF&amp;distance=37 km&amp;azimut=163 °&amp;direction=&amp;dept=&amp;genre=relais&amp;lieu=NICE&amp;responsable=F6IMD" office:target-frame-name="blank" xlink:show="replace" text:style-name="Internet_20_link" text:visited-style-name="Visited_20_Internet_20_Link"><text:span text:style-name="Police_20_par_20_défaut"><text:span text:style-name="T4">F5ZXF</text:span></text:span></text:a></text:p>
          </table:table-cell>
          <table:table-cell table:style-name="Tableau1.C28" office:value-type="string">
            <text:p text:style-name="P2"/>
          </table:table-cell>
          <table:table-cell table:style-name="Tableau1.D28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F2" office:value-type="string">
            <text:p text:style-name="P2"/>
          </table:table-cell>
        </table:table-row>
        <table:table-row table:style-name="TableLine1572609924416">
          <table:table-cell table:style-name="Tableau1.A2" office:value-type="string">
            <text:p text:style-name="P4"><text:span text:style-name="Police_20_par_20_défaut"><text:span text:style-name="T3">LA TURBIE</text:span></text:span></text:p>
          </table:table-cell>
          <table:table-cell table:style-name="Tableau1.A2" office:value-type="string">
            <text:p text:style-name="P4"><text:a xlink:type="simple" xlink:href="http://stations.r-e-f.org/station.php?lat=43.730295138889&amp;lon=7.4026041666667&amp;mon_loc=JN34OB&amp;ma_lat=44.041753472222&amp;ma_lon=7.1668402777778&amp;mon_indicatif=F6DDW&amp;indicatif=F5ZXI&amp;distance=40 km&amp;azimut=151 °&amp;direction=&amp;dept=&amp;genre=relais&amp;lieu=LA%20TURBIE&amp;responsable=F6GLS" office:target-frame-name="blank" xlink:show="replace" text:style-name="Internet_20_link" text:visited-style-name="Visited_20_Internet_20_Link"><text:span text:style-name="Police_20_par_20_défaut"><text:span text:style-name="T4">F5ZXI</text:span></text:span></text:a></text:p>
          </table:table-cell>
          <table:table-cell table:style-name="Tableau1.C29" office:value-type="string">
            <text:p text:style-name="P2">S 430.5750</text:p>
            <text:p text:style-name="P2">E 439.975</text:p>
          </table:table-cell>
          <table:table-cell table:style-name="Tableau1.D29" office:value-type="string">
            <text:p text:style-name="P2"/>
          </table:table-cell>
          <table:table-cell table:style-name="Tableau1.A2" office:value-type="string">
            <text:p text:style-name="P4"><text:span text:style-name="Police_20_par_20_défaut"><text:span text:style-name="T3">C4FM</text:span></text:span></text:p>
          </table:table-cell>
          <table:table-cell table:style-name="Tableau1.F2" office:value-type="string">
            <text:p text:style-name="P4"><text:span text:style-name="Police_20_par_20_défaut"><text:span text:style-name="T3">88,5 Hz</text:span></text:span></text:p>
          </table:table-cell>
        </table:table-row>
      </table:table>
      <text:p text:style-name="P1"/>
      <table:table table:name="Tableau2" table:style-name="Tableau2">
        <table:table-column table:style-name="Tableau2.A"/>
        <table:table-row table:style-name="TableLine1572722898912">
          <table:table-cell table:style-name="Tableau2.A1" office:value-type="string">
            <text:p text:style-name="P10"><text:span text:style-name="Police_20_par_20_défaut"><text:span text:style-name="T5">Rouge = relai arrêté</text:span></text:span></text:p>
            <text:p text:style-name="P9"><text:span text:style-name="Police_20_par_20_défaut"><text:span text:style-name="T8">Orange = relai arrêté temporairement </text:span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msonormal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Lien_20_hypertexte" style:display-name="Lien hypertexte" style:family="text" style:parent-style-name="Police_20_par_20_défau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_20_suivi_20_visité" style:display-name="Lien hypertexte suivi visité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0ac7e3"/>
    </style:style>
    <style:style style:name="MT1" style:family="text">
      <style:text-properties style:font-name="Copperplate Gothic Bold" fo:font-size="6pt" officeooo:rsid="000ac7e3" style:font-size-asian="6pt" style:font-size-complex="6pt"/>
    </style:style>
    <style:style style:name="MT2" style:family="text">
      <style:text-properties style:font-name="Copperplate Gothic Bold"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.5cm" fo:page-height="14.801cm" style:num-format="1" style:print-orientation="portrait" fo:margin-top="1.27cm" fo:margin-bottom="1.27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77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span text:style-name="Police_20_par_20_défaut"><text:span text:style-name="MT1">Version document V1.0.0</text:span></text:span></text:p>
        <text:p text:style-name="Footer"><text:span text:style-name="Police_20_par_20_défaut"><text:span text:style-name="MT2">Version 1.01 page </text:span></text:span><text:span text:style-name="Police_20_par_20_défaut"><text:span text:style-name="MT2"><text:page-number text:select-page="current">3</text:page-number></text:span></text:span><text:span text:style-name="Police_20_par_20_défaut"><text:span text:style-name="MT2">/</text:span></text:span><text:span text:style-name="Police_20_par_20_défaut"><text:span text:style-name="MT2"><text:page-count>3</text:page-count></text:span></text:span><text:span text:style-name="Police_20_par_20_défaut"><text:span text:style-name="MT2"><text:tab/></text:span></text:span><text:span text:style-name="Police_20_par_20_défaut"><text:span text:style-name="MT2"><text:file-name text:display="name-and-extension">relais_Alpes_maritimes.odt</text:file-name></text:span></text:span><text:span text:style-name="Police_20_par_20_défaut"><text:span text:style-name="MT2"><text:tab/></text:span></text:span><text:span text:style-name="Police_20_par_20_défaut"><text:span text:style-name="MT2"><text:date style:data-style-name="N10037" text:date-value="2022-08-07T19:42:07.604999695">07/08/22</text:date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vincent diebolt</meta:initial-creator>
    <meta:creation-date>2022-08-06T09:30:00Z</meta:creation-date>
    <dc:date>2022-08-07T19:40:34.376000000</dc:date>
    <meta:editing-cycles>3</meta:editing-cycles>
    <meta:editing-duration>PT3M56S</meta:editing-duration>
    <meta:document-statistic meta:table-count="2" meta:image-count="0" meta:object-count="0" meta:page-count="3" meta:paragraph-count="166" meta:word-count="247" meta:character-count="1298" meta:non-whitespace-character-count="1216"/>
    <meta:template xlink:type="simple" xlink:actuate="onRequest" xlink:title="" xlink:href="../../../../Downloads/relais_Alpes_maritimes.odt/Normal.dotm"/>
  </office:meta>
</office:document-meta>
</file>